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APAZA, JAIME FELIX</text:p>
            <text:p text:style-name="P5"><text:span text:style-name="T15">Dni</text:span><text:span text:style-name="T14">:238933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MANI APAZA, JAIME FELIX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ILLAFUERTE ROJAS, YOSHEP JU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7473518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017934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01:1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